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FileObject.getLinkDestin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tpFileObject.doGetChildren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FtpFileObject.doRename( FileObject new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FtpInputStream.FtpInputStream( final FtpClient client , final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InputStream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FileObject.do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tpOutputStream.FtpOutputStream( final FtpClient client , final OutputStream outs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tpFileObject.doGetContent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FileObject.doGetTyp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FtpFileObject.doGetOutputStream( boolean bApp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tpFileObject.getInputStream( long filePoin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OutputStream.on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tpFileObject.doListChildre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tpFileObject.onChildrenChanged( FileName child , FileType new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tpFileObject.getRe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Object.getInfo( boolean flus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tpInputStream.on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tpFileObject.onChan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tpFileObject.getChildr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tpFileObject.doCreateFol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tpFileObject.FtpFileObject( final FileName name , final FtpFileSystem fileSystem , final FileName roo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FileObject.doDele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tpFileObject.doGetLastModifiedTi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FtpFileObject.getChildFile( final String name , final boolean flus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tpFileObject.doGetRandomAccessContent( final RandomAccess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Object.doListChildrenResolv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tpFileObject.refre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tpFileObject.doDet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tpFileObject.doAtt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